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text-properties style:font-name="Arial"/>
    </style:style>
    <style:style style:name="P4" style:family="paragraph" style:parent-style-name="Standard" style:list-style-name="L1">
      <style:text-properties style:font-name="Arial"/>
    </style:style>
    <style:style style:name="P5" style:family="paragraph" style:parent-style-name="Standard" style:list-style-name="L2">
      <style:text-properties style:font-name="Arial"/>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text-properties style:font-name="Arial" fo:font-weight="normal" style:font-weight-asian="normal" style:font-weight-complex="normal"/>
    </style:style>
    <style:style style:name="P8" style:family="paragraph" style:parent-style-name="Standard" style:list-style-name="L3">
      <style:text-properties style:font-name="Arial"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me Notes 8/19/17</text:p>
      <text:p text:style-name="P1"/>
      <text:p text:style-name="P2">GAME CHANGES</text:p>
      <text:p text:style-name="P1"/>
      <text:p text:style-name="P1">I made two quick changes to the game:</text:p>
      <text:list xml:id="list4518954406820127465" text:style-name="L1">
        <text:list-item>
          <text:p text:style-name="P4">Tweaking the weapons to even out axes, hammers and swords a bit</text:p>
        </text:list-item>
        <text:list-item>
          <text:p text:style-name="P4">Adding more weapon traits</text:p>
        </text:list-item>
        <text:list-item>
          <text:p text:style-name="P4">Simplify encumbrance</text:p>
        </text:list-item>
      </text:list>
      <text:p text:style-name="P1"/>
      <text:p text:style-name="P2">JON'S HEIRLOOM ITEM</text:p>
      <text:p text:style-name="P1"/>
      <text:p text:style-name="P7">I need to think of an item for Jon's elf</text:p>
      <text:list xml:id="list2821430153595238386" text:style-name="L3">
        <text:list-item>
          <text:p text:style-name="P8">A music box can once a day operate as a spirit viewer for 20 minutes</text:p>
        </text:list-item>
        <text:list-item>
          <text:p text:style-name="P8">An amulet that once a day can cast a Spirit Ward (no spirits can enter, or affect those inside) for 4 combat rounds</text:p>
        </text:list-item>
        <text:list-item>
          <text:p text:style-name="P8">A water skin that purifies any water that sits in it for 1 hour</text:p>
        </text:list-item>
        <text:list-item>
          <text:p text:style-name="P8">A blood magic ring that once/day can do 1d4 damage and return 1 level to spirit calling</text:p>
        </text:list-item>
      </text:list>
      <text:p text:style-name="P2"/>
      <text:p text:style-name="P2">QUICK SITUATION</text:p>
      <text:p text:style-name="P1"/>
      <text:p text:style-name="P1">Everyone is reunited in Mykonos.</text:p>
      <text:p text:style-name="P1"/>
      <text:p text:style-name="P1">The group has allied with Sirtook, Agape, and Kradus and restored Ulder's temple in Chalcis thus ending the Curse of the Tides. Agape wanted to "steal" the grand temple and dedicate it to Aquae, but Kraeggaer thwarted her, allowing Kradus to replace Ulder's lampstone to the temple.</text:p>
      <text:p text:style-name="P1"/>
      <text:p text:style-name="P1">Agape says she has allies on their way, but they will not be here for another couple of days.</text:p>
      <text:p text:style-name="P1"/>
      <text:p text:style-name="P2">HANGING THREADS</text:p>
      <text:p text:style-name="P1"/>
      <text:p text:style-name="P1">There are two tasks remaining the "the plan"</text:p>
      <text:list xml:id="list4867850458133583389" text:style-name="L2">
        <text:list-item>
          <text:p text:style-name="P5">Defeat the Hunger Spirit that is causing the people of the island to starve</text:p>
        </text:list-item>
        <text:list-item>
          <text:p text:style-name="P5">Defeat the Cursed King Nikomedes who is the cause of this disaster</text:p>
        </text:list-item>
      </text:list>
      <text:p text:style-name="P1"/>
      <text:p text:style-name="P1">But... how and which to do first???</text:p>
      <text:p text:style-name="P1"/>
      <text:p text:style-name="P2">MVP</text:p>
      <text:p text:style-name="P1"/>
      <text:p text:style-name="P1">Who was the MVP last week – in combat, or otherwise? That person gets an inspiration (and can start with 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1M24S</meta:editing-duration>
    <meta:editing-cycles>5</meta:editing-cycles>
    <meta:generator>OpenOffice/4.1.3$Win32 OpenOffice.org_project/413m1$Build-9783</meta:generator>
    <dc:date>2017-08-19T10:59:06.62</dc:date>
    <dc:creator>Chris Magoun</dc:creator>
    <meta:document-statistic meta:table-count="0" meta:image-count="0" meta:object-count="0" meta:page-count="1" meta:paragraph-count="23" meta:word-count="260" meta:character-count="1343"/>
    <meta:user-defined meta:name="Info 1"/>
    <meta:user-defined meta:name="Info 2"/>
    <meta:user-defined meta:name="Info 3"/>
    <meta:user-defined meta:name="Info 4"/>
  </office:meta>
</office:document-meta>
</file>